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6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2"/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6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8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9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1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3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4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5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6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7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9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5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6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4" office:value-type="float" office:value="22.0728">
            <text:p>22.0728000</text:p>
          </table:table-cell>
          <table:table-cell table:style-name="ce34" office:value-type="float" office:value="39.4942">
            <text:p>39.494200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8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8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9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9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9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9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5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94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19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0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0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0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0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0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1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11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12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13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14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5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6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7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18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2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2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22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23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24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25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3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3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3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33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34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5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3" table:formula="oooc:=[.A5]+[.B5]/60+[.C5]/3600" office:value-type="string">
            <text:p>21.6988667</text:p>
          </table:table-cell>
          <table:table-cell table:style-name="ce33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